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74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_avg" table:style-name="ta1">
        <table:shapes>
          <draw:frame draw:z-index="0" draw:style-name="gr1" draw:text-style-name="P1" svg:width="453.51pt" svg:height="255.09pt" svg:x="284.4pt" svg:y="2.83pt">
            <loext:p draw:notify-on-update-of-ranges="sum_avg.C1:sum_avg.C100 sum_avg.D1:sum_avg.D100 sum_avg.C1:sum_avg.C100 sum_avg.E1:sum_avg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6.1598464869649" calcext:value-type="float">
            <text:p>6.1598464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5.9627481101574" calcext:value-type="float">
            <text:p>5.96274811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6.1410759730409" calcext:value-type="float">
            <text:p>6.1410759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6.0610492757534" calcext:value-type="float">
            <text:p>6.061049275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6.1958327481428" calcext:value-type="float">
            <text:p>6.19583274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5.4303202543925" calcext:value-type="float">
            <text:p>5.43032025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5.9861375775904" calcext:value-type="float">
            <text:p>5.986137577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5.7051624001328" calcext:value-type="float">
            <text:p>5.70516240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5.9687611677201" calcext:value-type="float">
            <text:p>5.96876116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5.9392563343433" calcext:value-type="float">
            <text:p>5.93925633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5.928373551831" calcext:value-type="float">
            <text:p>5.92837355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6.16194065872" calcext:value-type="float">
            <text:p>6.16194065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6.6643466946782" calcext:value-type="float">
            <text:p>6.664346694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6.1523664839126" calcext:value-type="float">
            <text:p>6.15236648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6.1582142117395" calcext:value-type="float">
            <text:p>6.15821421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5.7733568676555" calcext:value-type="float">
            <text:p>5.77335686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6.4345238732383" calcext:value-type="float">
            <text:p>6.43452387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6.0008852644219" calcext:value-type="float">
            <text:p>6.00088526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6.2233364269164" calcext:value-type="float">
            <text:p>6.223336426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887" calcext:value-type="float">
            <text:p>12887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7.3758000056114" calcext:value-type="float">
            <text:p>7.37580000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3351" calcext:value-type="float">
            <text:p>13351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7.3646478380874" calcext:value-type="float">
            <text:p>7.36464783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3815" calcext:value-type="float">
            <text:p>13815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7.0524754621947" calcext:value-type="float">
            <text:p>7.05247546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279" calcext:value-type="float">
            <text:p>14279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7.2255928601217" calcext:value-type="float">
            <text:p>7.22559286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743" calcext:value-type="float">
            <text:p>14743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7.4505322314932" calcext:value-type="float">
            <text:p>7.45053223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207" calcext:value-type="float">
            <text:p>15207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7.276946802898" calcext:value-type="float">
            <text:p>7.27694680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671" calcext:value-type="float">
            <text:p>15671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7.3516122708419" calcext:value-type="float">
            <text:p>7.35161227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6135" calcext:value-type="float">
            <text:p>16135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7.2676676384586" calcext:value-type="float">
            <text:p>7.26766763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6599" calcext:value-type="float">
            <text:p>16599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7.3835290237409" calcext:value-type="float">
            <text:p>7.38352902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7063" calcext:value-type="float">
            <text:p>17063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7.6798965015516" calcext:value-type="float">
            <text:p>7.67989650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8545" calcext:value-type="float">
            <text:p>18545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7.3221559127175" calcext:value-type="float">
            <text:p>7.32215591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9011" calcext:value-type="float">
            <text:p>19011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7.2735037069594" calcext:value-type="float">
            <text:p>7.2735037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9475" calcext:value-type="float">
            <text:p>19475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7.2408492801347" calcext:value-type="float">
            <text:p>7.24084928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9939" calcext:value-type="float">
            <text:p>19939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7.329567003421" calcext:value-type="float">
            <text:p>7.32956700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403" calcext:value-type="float">
            <text:p>20403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7.3567088932292" calcext:value-type="float">
            <text:p>7.35670889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867" calcext:value-type="float">
            <text:p>20867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7.2203178096366" calcext:value-type="float">
            <text:p>7.22031780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1331" calcext:value-type="float">
            <text:p>21331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7.3344675930041" calcext:value-type="float">
            <text:p>7.33446759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1795" calcext:value-type="float">
            <text:p>21795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7.3533081143462" calcext:value-type="float">
            <text:p>7.35330811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259" calcext:value-type="float">
            <text:p>22259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7.4227664265327" calcext:value-type="float">
            <text:p>7.422766426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723" calcext:value-type="float">
            <text:p>22723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7.3756802765015" calcext:value-type="float">
            <text:p>7.375680276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3187" calcext:value-type="float">
            <text:p>23187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7.218456159157" calcext:value-type="float">
            <text:p>7.21845615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5640" calcext:value-type="float">
            <text:p>25640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7.3426131011484" calcext:value-type="float">
            <text:p>7.34261310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6865" calcext:value-type="float">
            <text:p>26865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7.4137648259397" calcext:value-type="float">
            <text:p>7.413764825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7329" calcext:value-type="float">
            <text:p>27329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7.2228284202015" calcext:value-type="float">
            <text:p>7.22282842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7793" calcext:value-type="float">
            <text:p>27793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7.4260781158411" calcext:value-type="float">
            <text:p>7.426078115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8257" calcext:value-type="float">
            <text:p>28257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7.3355416617792" calcext:value-type="float">
            <text:p>7.33554166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8721" calcext:value-type="float">
            <text:p>28721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7.3061489044921" calcext:value-type="float">
            <text:p>7.30614890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9185" calcext:value-type="float">
            <text:p>29185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7.1811047775208" calcext:value-type="float">
            <text:p>7.181104777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9649" calcext:value-type="float">
            <text:p>29649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7.4341532953608" calcext:value-type="float">
            <text:p>7.43415329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0113" calcext:value-type="float">
            <text:p>30113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7.3364794635272" calcext:value-type="float">
            <text:p>7.33647946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0577" calcext:value-type="float">
            <text:p>30577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7.4616824245503" calcext:value-type="float">
            <text:p>7.46168242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1041" calcext:value-type="float">
            <text:p>31041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7.3342889178912" calcext:value-type="float">
            <text:p>7.33428891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1505" calcext:value-type="float">
            <text:p>31505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7.4315330845597" calcext:value-type="float">
            <text:p>7.43153308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1969" calcext:value-type="float">
            <text:p>31969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7.3954842574978" calcext:value-type="float">
            <text:p>7.395484257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2433" calcext:value-type="float">
            <text:p>32433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7.3937356026628" calcext:value-type="float">
            <text:p>7.39373560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2897" calcext:value-type="float">
            <text:p>32897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7.2141440285568" calcext:value-type="float">
            <text:p>7.214144028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3361" calcext:value-type="float">
            <text:p>33361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7.2718304304459" calcext:value-type="float">
            <text:p>7.27183043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3825" calcext:value-type="float">
            <text:p>33825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7.3042786723529" calcext:value-type="float">
            <text:p>7.30427867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4289" calcext:value-type="float">
            <text:p>34289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7.3635029520401" calcext:value-type="float">
            <text:p>7.3635029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4753" calcext:value-type="float">
            <text:p>34753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7.2463960487728" calcext:value-type="float">
            <text:p>7.24639604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6269" calcext:value-type="float">
            <text:p>36269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7.0062064578658" calcext:value-type="float">
            <text:p>7.00620645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6763" calcext:value-type="float">
            <text:p>36763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7.3588440054652" calcext:value-type="float">
            <text:p>7.358844005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7227" calcext:value-type="float">
            <text:p>37227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7.5367864807478" calcext:value-type="float">
            <text:p>7.53678648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7691" calcext:value-type="float">
            <text:p>37691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7.4237702717412" calcext:value-type="float">
            <text:p>7.42377027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8155" calcext:value-type="float">
            <text:p>38155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7.2278544593515" calcext:value-type="float">
            <text:p>7.22785445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8619" calcext:value-type="float">
            <text:p>38619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7.2674571347001" calcext:value-type="float">
            <text:p>7.267457134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9083" calcext:value-type="float">
            <text:p>39083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7.2407712752655" calcext:value-type="float">
            <text:p>7.240771275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9547" calcext:value-type="float">
            <text:p>39547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7.3952390541099" calcext:value-type="float">
            <text:p>7.39523905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011" calcext:value-type="float">
            <text:p>40011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7.5909923254573" calcext:value-type="float">
            <text:p>7.590992325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475" calcext:value-type="float">
            <text:p>40475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7.2495128287153" calcext:value-type="float">
            <text:p>7.24951282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939" calcext:value-type="float">
            <text:p>40939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7.3860492938199" calcext:value-type="float">
            <text:p>7.38604929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1403" calcext:value-type="float">
            <text:p>41403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7.2493794011712" calcext:value-type="float">
            <text:p>7.24937940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1867" calcext:value-type="float">
            <text:p>41867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7.3920245791765" calcext:value-type="float">
            <text:p>7.39202457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2331" calcext:value-type="float">
            <text:p>42331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7.1715687367408" calcext:value-type="float">
            <text:p>7.17156873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2795" calcext:value-type="float">
            <text:p>42795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7.3047108345915" calcext:value-type="float">
            <text:p>7.30471083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3259" calcext:value-type="float">
            <text:p>43259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7.3368546231976" calcext:value-type="float">
            <text:p>7.33685462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3723" calcext:value-type="float">
            <text:p>43723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7.2160361839403" calcext:value-type="float">
            <text:p>7.21603618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4187" calcext:value-type="float">
            <text:p>44187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7.3263253833115" calcext:value-type="float">
            <text:p>7.32632538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4651" calcext:value-type="float">
            <text:p>44651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7.1302730360424" calcext:value-type="float">
            <text:p>7.1302730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5115" calcext:value-type="float">
            <text:p>45115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7.3118025884" calcext:value-type="float">
            <text:p>7.31180258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5579" calcext:value-type="float">
            <text:p>45579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7.5894285918052" calcext:value-type="float">
            <text:p>7.5894285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6043" calcext:value-type="float">
            <text:p>46043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7.3981042402719" calcext:value-type="float">
            <text:p>7.39810424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8298" calcext:value-type="float">
            <text:p>48298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7.4626357155723" calcext:value-type="float">
            <text:p>7.46263571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523" calcext:value-type="float">
            <text:p>49523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7.2197019243652" calcext:value-type="float">
            <text:p>7.21970192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987" calcext:value-type="float">
            <text:p>49987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7.3332713204752" calcext:value-type="float">
            <text:p>7.3332713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0451" calcext:value-type="float">
            <text:p>50451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7.2552059347503" calcext:value-type="float">
            <text:p>7.25520593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0915" calcext:value-type="float">
            <text:p>50915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7.4913497496357" calcext:value-type="float">
            <text:p>7.49134974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1379" calcext:value-type="float">
            <text:p>51379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7.2700576747381" calcext:value-type="float">
            <text:p>7.270057674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1843" calcext:value-type="float">
            <text:p>51843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7.3869228746411" calcext:value-type="float">
            <text:p>7.3869228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2307" calcext:value-type="float">
            <text:p>52307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7.2697931006476" calcext:value-type="float">
            <text:p>7.26979310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3829" calcext:value-type="float">
            <text:p>53829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7.2520709972344" calcext:value-type="float">
            <text:p>7.252070997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4295" calcext:value-type="float">
            <text:p>54295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7.190381738932" calcext:value-type="float">
            <text:p>7.19038173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4759" calcext:value-type="float">
            <text:p>54759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7.4521378202218" calcext:value-type="float">
            <text:p>7.45213782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5223" calcext:value-type="float">
            <text:p>55223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7.3536057618374" calcext:value-type="float">
            <text:p>7.35360576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5687" calcext:value-type="float">
            <text:p>55687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7.5568864498276" calcext:value-type="float">
            <text:p>7.55688644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6151" calcext:value-type="float">
            <text:p>56151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7.148392170846" calcext:value-type="float">
            <text:p>7.14839217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6615" calcext:value-type="float">
            <text:p>56615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7.2622984228535" calcext:value-type="float">
            <text:p>7.26229842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7079" calcext:value-type="float">
            <text:p>57079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7.4478413396816" calcext:value-type="float">
            <text:p>7.447841339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7543" calcext:value-type="float">
            <text:p>57543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7.1118308194936" calcext:value-type="float">
            <text:p>7.11183081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8007" calcext:value-type="float">
            <text:p>58007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7.4492312315535" calcext:value-type="float">
            <text:p>7.44923123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8471" calcext:value-type="float">
            <text:p>58471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7.3660321602704" calcext:value-type="float">
            <text:p>7.3660321603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7:50:51.850860124</dc:date>
    <meta:editing-duration>PT58S</meta:editing-duration>
    <meta:editing-cycles>2</meta:editing-cycles>
    <meta:generator>LibreOffice/5.1.4.2$Linux_X86_64 LibreOffice_project/10m0$Build-2</meta:generator>
    <meta:document-statistic meta:table-count="1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65cm" svg:y="0.315cm" chart:style-name="ch2">
          <text:p>sum_avg energy generation</text:p>
        </chart:title>
        <chart:subtitle svg:x="5.163cm" svg:y="1.286cm" chart:style-name="ch3">
          <text:p>2ieds, 3 rtus hidden alert attack</text:p>
        </chart:subtitle>
        <chart:legend chart:legend-position="end" svg:x="13.114cm" svg:y="3.925cm" style:legend-expansion="high" chart:style-name="ch4"/>
        <chart:plot-area chart:style-name="ch5" table:cell-range-address="sum_avg.C1:sum_avg.E100" chart:data-source-has-labels="row" svg:x="0.32cm" svg:y="2.153cm" svg:width="12.474cm" svg:height="6.667cm">
          <chartooo:coordinate-region svg:x="0.994cm" svg:y="2.366cm" svg:width="11.481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um_avg.D1:sum_avg.D100" loext:label-string="sum_avg" chart:class="chart:scatter">
            <chart:domain table:cell-range-address="sum_avg.C1:sum_avg.C100"/>
            <chart:data-point chart:repeated="100"/>
          </chart:series>
          <chart:series chart:style-name="ch9" chart:values-cell-range-address="sum_avg.E1:sum_avg.E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um_avg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sum_avg.C1:sum_avg.C100</svg:desc>
                </draw:g>
              </table:table-cell>
              <table:table-cell office:value-type="float" office:value="6.1598464869649">
                <text:p>6.1598464869649</text:p>
                <draw:g>
                  <svg:desc>sum_avg.D1:sum_avg.D100</svg:desc>
                </draw:g>
              </table:table-cell>
              <table:table-cell office:value-type="float" office:value="23">
                <text:p>23</text:p>
                <draw:g>
                  <svg:desc>sum_avg.E1:sum_avg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5.9627481101574">
                <text:p>5.96274811015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6.1410759730409">
                <text:p>6.14107597304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6.0610492757534">
                <text:p>6.06104927575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6.1958327481428">
                <text:p>6.19583274814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5.4303202543925">
                <text:p>5.43032025439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5.9861375775904">
                <text:p>5.98613757759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5.7051624001328">
                <text:p>5.70516240013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5.9687611677201">
                <text:p>5.96876116772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5.9392563343433">
                <text:p>5.93925633434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5.928373551831">
                <text:p>5.9283735518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6.16194065872">
                <text:p>6.161940658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6.6643466946782">
                <text:p>6.66434669467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6.1523664839126">
                <text:p>6.15236648391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6.1582142117395">
                <text:p>6.15821421173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5.7733568676555">
                <text:p>5.77335686765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6.4345238732383">
                <text:p>6.43452387323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6.0008852644219">
                <text:p>6.00088526442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6.2233364269164">
                <text:p>6.22333642691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7.3758000056114">
                <text:p>7.37580000561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7.3646478380874">
                <text:p>7.36464783808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7.0524754621947">
                <text:p>7.05247546219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7.2255928601217">
                <text:p>7.22559286012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7.4505322314932">
                <text:p>7.45053223149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7.276946802898">
                <text:p>7.2769468028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7.3516122708419">
                <text:p>7.35161227084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7.2676676384586">
                <text:p>7.267667638458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7.3835290237409">
                <text:p>7.38352902374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7.6798965015516">
                <text:p>7.67989650155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7.3221559127175">
                <text:p>7.32215591271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7.2735037069594">
                <text:p>7.27350370695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7.2408492801347">
                <text:p>7.24084928013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7.329567003421">
                <text:p>7.3295670034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7.3567088932292">
                <text:p>7.35670889322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7.2203178096366">
                <text:p>7.220317809636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7.3344675930041">
                <text:p>7.33446759300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7.3533081143462">
                <text:p>7.3533081143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7.4227664265327">
                <text:p>7.42276642653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7.3756802765015">
                <text:p>7.37568027650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7.218456159157">
                <text:p>7.2184561591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7.3426131011484">
                <text:p>7.34261310114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7.4137648259397">
                <text:p>7.413764825939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7.2228284202015">
                <text:p>7.22282842020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7.4260781158411">
                <text:p>7.42607811584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7.3355416617792">
                <text:p>7.33554166177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7.3061489044921">
                <text:p>7.30614890449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7.1811047775208">
                <text:p>7.18110477752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7.4341532953608">
                <text:p>7.43415329536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7.3364794635272">
                <text:p>7.33647946352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7.4616824245503">
                <text:p>7.46168242455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7.3342889178912">
                <text:p>7.33428891789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7.4315330845597">
                <text:p>7.431533084559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7.3954842574978">
                <text:p>7.39548425749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7.3937356026628">
                <text:p>7.39373560266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7.2141440285568">
                <text:p>7.21414402855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7.2718304304459">
                <text:p>7.27183043044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7.3042786723529">
                <text:p>7.30427867235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7.3635029520401">
                <text:p>7.36350295204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7.2463960487728">
                <text:p>7.24639604877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7.0062064578658">
                <text:p>7.00620645786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7.3588440054652">
                <text:p>7.35884400546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7.5367864807478">
                <text:p>7.53678648074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7.4237702717412">
                <text:p>7.42377027174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7.2278544593515">
                <text:p>7.22785445935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7.2674571347001">
                <text:p>7.26745713470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7.2407712752655">
                <text:p>7.24077127526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7.3952390541099">
                <text:p>7.39523905410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7.5909923254573">
                <text:p>7.59099232545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7.2495128287153">
                <text:p>7.24951282871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7.3860492938199">
                <text:p>7.38604929381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7.2493794011712">
                <text:p>7.24937940117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7.3920245791765">
                <text:p>7.39202457917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7.1715687367408">
                <text:p>7.17156873674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7.3047108345915">
                <text:p>7.30471083459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7.3368546231976">
                <text:p>7.33685462319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7.2160361839403">
                <text:p>7.21603618394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7.3263253833115">
                <text:p>7.32632538331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7.1302730360424">
                <text:p>7.13027303604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7.3118025884">
                <text:p>7.31180258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7.5894285918052">
                <text:p>7.58942859180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7.3981042402719">
                <text:p>7.39810424027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7.4626357155723">
                <text:p>7.46263571557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7.2197019243652">
                <text:p>7.21970192436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7.3332713204752">
                <text:p>7.33327132047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7.2552059347503">
                <text:p>7.25520593475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7.4913497496357">
                <text:p>7.49134974963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7.2700576747381">
                <text:p>7.27005767473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7.3869228746411">
                <text:p>7.38692287464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7.2697931006476">
                <text:p>7.26979310064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7.2520709972344">
                <text:p>7.25207099723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7.190381738932">
                <text:p>7.1903817389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7.4521378202218">
                <text:p>7.45213782022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7.3536057618374">
                <text:p>7.35360576183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7.5568864498276">
                <text:p>7.55688644982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7.148392170846">
                <text:p>7.1483921708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7.2622984228535">
                <text:p>7.26229842285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7.4478413396816">
                <text:p>7.44784133968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7.1118308194936">
                <text:p>7.11183081949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7.4492312315535">
                <text:p>7.44923123155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7.3660321602704">
                <text:p>7.3660321602704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